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4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>
      <style:text-properties fo:font-weight="bold" style:font-weight-asian="bold" style:font-weight-complex="bold"/>
    </style:style>
    <style:style style:name="T4_14" style:family="text">
      <style:text-properties fo:font-weight="bold" style:font-weight-asian="bold" style:font-weight-complex="bold"/>
    </style:style>
    <style:style style:name="T4_15" style:family="text">
      <style:text-properties fo:font-weight="bold" style:font-weight-asian="bold" style:font-weight-complex="bold"/>
    </style:style>
    <style:style style:name="T4_16" style:family="text">
      <style:text-properties fo:font-weight="bold" style:font-weight-asian="bold" style:font-weight-complex="bold"/>
    </style:style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6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PORTSMOUTH</text:span><text:span text:style-name="T1_2"><text:s/></text:span><text:span text:style-name="T1_3">HEALTH</text:span><text:span text:style-name="T1_4"><text:s/></text:span><text:span text:style-name="T1_5">DISTRICT</text:span></text:h>
        </text:list-item>
      </text:list>
      <text:p text:style-name="P2"/>
      <text:p text:style-name="P3"/>
      <text:h text:style-name="P4" text:outline-level="10"><text:span text:style-name="T4_1">S</text:span><text:span text:style-name="T4_2">.<text:s/></text:span><text:span text:style-name="T4_3">William</text:span><text:span text:style-name="T4_4"><text:s/></text:span><text:span text:style-name="T4_5">Berg</text:span><text:span text:style-name="T4_6">,<text:s/></text:span><text:span text:style-name="T4_7">M</text:span><text:span text:style-name="T4_8">.</text:span><text:span text:style-name="T4_9">D</text:span><text:span text:style-name="T4_10">.,<text:s/></text:span><text:span text:style-name="T4_11">M</text:span><text:span text:style-name="T4_12">.</text:span><text:span text:style-name="T4_13">P</text:span><text:span text:style-name="T4_14">.</text:span><text:span text:style-name="T4_15">H</text:span><text:span text:style-name="T4_16">.<text:tab/></text:span><text:span text:style-name="T4_17">Ext</text:span><text:span text:style-name="T4_18">.<text:s/>8509</text:span></text:h>
      <text:p text:style-name="P5"><text:span text:style-name="T5_1">Acting</text:span><text:span text:style-name="T5_2"><text:s/></text:span><text:span text:style-name="T5_3">District</text:span><text:span text:style-name="T5_4"><text:s/></text:span><text:span text:style-name="T5_5">Director</text:span></text:p>
      <text:p text:style-name="P6"/>
      <text:p text:style-name="P7"><text:span text:style-name="T7_1">BeLinda</text:span><text:span text:style-name="T7_2"><text:s/></text:span><text:span text:style-name="T7_3">Jones</text:span><text:span text:style-name="T7_4"><text:tab/></text:span><text:span text:style-name="T7_5">Ext</text:span><text:span text:style-name="T7_6">.<text:s/>8582</text:span></text:p>
      <text:p text:style-name="P8"><text:span text:style-name="T8_1">Secretary</text:span></text:p>
      <text:p text:style-name="P9"/>
      <text:p text:style-name="P10"><text:span text:style-name="T10_1">Angela</text:span><text:span text:style-name="T10_2"><text:s/></text:span><text:span text:style-name="T10_3">Y</text:span><text:span text:style-name="T10_4">.<text:s/></text:span><text:span text:style-name="T10_5">Tillery</text:span><text:span text:style-name="T10_6"><text:s/><text:tab/></text:span><text:span text:style-name="T10_7">Ext</text:span><text:span text:style-name="T10_8">.<text:s/>8580</text:span></text:p>
      <text:p text:style-name="P11"><text:span text:style-name="T11_1">Business</text:span><text:span text:style-name="T11_2"><text:s/></text:span><text:span text:style-name="T11_3">Manager</text:span><text:span text:style-name="T11_4"><text:s/></text:span><text:span text:style-name="T11_5">C</text:span><text:span text:style-name="T11_6"><text:s/></text:span></text:p>
      <text:p text:style-name="P12"/>
      <text:p text:style-name="P13"><text:span text:style-name="T13_1">John</text:span><text:span text:style-name="T13_2"><text:s/></text:span><text:span text:style-name="T13_3">Schellenberg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text:span text:style-name="T14_6"><text:tab/></text:span><text:span text:style-name="T14_7">Ext</text:span><text:span text:style-name="T14_8">.<text:s/>8585</text:span></text:p>
      <text:p text:style-name="P15"/>
      <text:p text:style-name="P16"><text:span text:style-name="T16_1">Vacant</text:span></text:p>
      <text:p text:style-name="P17"><text:span text:style-name="T17_1">Nurse</text:span><text:span text:style-name="T17_2"><text:s/></text:span><text:span text:style-name="T17_3">Manager</text:span><text:span text:style-name="T17_4"><text:s/></text:span></text:p>
      <text:p text:style-name="P18"/>
      <text:p text:style-name="P19"/>
      <text:p text:style-name="P20"><text:span text:style-name="T20_1">Portsmouth</text:span><text:span text:style-name="T20_2"><text:s/></text:span><text:span text:style-name="T20_3">City</text:span><text:span text:style-name="T20_4"><text:s/></text:span><text:span text:style-name="T20_5">H</text:span><text:span text:style-name="T20_6">.<text:s/></text:span><text:span text:style-name="T20_7">D</text:span><text:span text:style-name="T20_8">.</text:span><text:span text:style-name="T20_9"><text:s/><text:tab/></text:span><text:span text:style-name="T20_10">COST</text:span><text:span text:style-name="T20_11"><text:s/></text:span><text:span text:style-name="T20_12">CODE</text:span><text:span text:style-name="T20_13">:<text:s text:c="2"/>039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</text:span><text:span text:style-name="T21_6">FIPS</text:span><text:span text:style-name="T21_7"><text:s/></text:span><text:span text:style-name="T21_8">CODE</text:span><text:span text:style-name="T21_9">:<text:s text:c="2"/>740</text:span></text:p>
      <text:p text:style-name="P22"><text:span text:style-name="T22_1">1701<text:s/></text:span><text:span text:style-name="T22_2">High</text:span><text:span text:style-name="T22_3"><text:s/></text:span><text:span text:style-name="T22_4">Street</text:span><text:span text:style-name="T22_5">,<text:s/></text:span><text:span text:style-name="T22_6">Suite</text:span><text:span text:style-name="T22_7"><text:s/>102<text:tab/>(757)<text:s/>393-8585</text:span></text:p>
      <text:p text:style-name="P23"><text:span text:style-name="T23_1"><text:tab/></text:span><text:span text:style-name="T23_2">Portsmouth</text:span><text:span text:style-name="T23_3">,<text:s/></text:span><text:span text:style-name="T23_4">VA</text:span><text:span text:style-name="T23_5"><text:s/>23704<text:tab/></text:span><text:span text:style-name="T23_6">FAX</text:span><text:span text:style-name="T23_7"><text:s/>(757)<text:s/>393-8027</text:span></text:p>
      <text:p text:style-name="P24"/>
      <text:p text:style-name="P25"/>
      <text:p text:style-name="P26"><text:span text:style-name="T26_1">BRANCHES</text:span><text:span text:style-name="T26_2">:</text:span></text:p>
      <text:p text:style-name="P27"/>
      <text:p text:style-name="P28"><text:span text:style-name="T28_1">Portsmouth</text:span><text:span text:style-name="T28_2"><text:s/></text:span><text:span text:style-name="T28_3">H</text:span><text:span text:style-name="T28_4">.<text:s/></text:span><text:span text:style-name="T28_5">D</text:span><text:span text:style-name="T28_6">.<text:s/></text:span><text:span text:style-name="T28_7">Clinic</text:span><text:span text:style-name="T28_8"><text:tab/>(757)<text:s/>393-8585</text:span></text:p>
      <text:p text:style-name="P29"><text:span text:style-name="T29_1">1701<text:s/></text:span><text:span text:style-name="T29_2">High</text:span><text:span text:style-name="T29_3"><text:s/></text:span><text:span text:style-name="T29_4">Street</text:span><text:span text:style-name="T29_5">,<text:s/></text:span><text:span text:style-name="T29_6">Suite</text:span><text:span text:style-name="T29_7"><text:s/>102<text:tab/></text:span><text:span text:style-name="T29_8">FAX</text:span><text:span text:style-name="T29_9"><text:s/>(757)<text:s/>393-8027</text:span></text:p>
      <text:p text:style-name="P30"><text:span text:style-name="T30_1">Portsmouth</text:span><text:span text:style-name="T30_2">,<text:s/></text:span><text:span text:style-name="T30_3">VA</text:span><text:span text:style-name="T30_4"><text:s/>23704</text:span></text:p>
      <text:p text:style-name="P31"/>
      <text:p text:style-name="P32"><text:span text:style-name="T32_1">WIC</text:span></text:p>
      <text:p text:style-name="P33"><text:span text:style-name="T33_1">1701<text:s/></text:span><text:span text:style-name="T33_2">High</text:span><text:span text:style-name="T33_3"><text:s/></text:span><text:span text:style-name="T33_4">Street</text:span><text:span text:style-name="T33_5">,<text:s/></text:span><text:span text:style-name="T33_6">Suite</text:span><text:span text:style-name="T33_7"><text:s/>102<text:tab/>(757)<text:s/>393-5340</text:span></text:p>
      <text:p text:style-name="P34"><text:span text:style-name="T34_1">Portsmouth</text:span><text:span text:style-name="T34_2">,<text:s/></text:span><text:span text:style-name="T34_3">VA</text:span><text:span text:style-name="T34_4"><text:s text:c="2"/>23704</text:span></text:p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